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 12" svg:font-family="'EB Garamond 12'" style:font-pitch="variable"/>
    <style:font-face style:name="Frank Ruehl CLM" svg:font-family="'Frank Ruehl CL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Rashi Hebrew" svg:font-family="'Noto Rashi Hebrew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ystem" style:font-pitch="variable"/>
    <style:font-face style:name="Noto Sans Hebrew" svg:font-family="'Noto Sans Hebrew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EB Garamond 12" fo:font-size="96pt" fo:font-weight="bold" officeooo:rsid="0012b01f" officeooo:paragraph-rsid="0012b01f" style:font-size-asian="96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EB Garamond 12" fo:font-size="96pt" fo:font-weight="bold" officeooo:rsid="0012b01f" officeooo:paragraph-rsid="0012b01f" style:font-size-asian="96pt" style:font-weight-asian="bold" style:font-name-complex="Frank Ruehl CLM" style:font-size-complex="9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א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 12" svg:font-family="'EB Garamond 12'" style:font-pitch="variable"/>
    <style:font-face style:name="Frank Ruehl CLM" svg:font-family="'Frank Ruehl CL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Rashi Hebrew" svg:font-family="'Noto Rashi Hebrew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ystem" style:font-pitch="variable"/>
    <style:font-face style:name="Noto Sans Hebrew" svg:font-family="'Noto Sans Hebrew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1:30:29.896713607</meta:creation-date>
    <dc:date>2023-11-10T13:59:34.402554813</dc:date>
    <meta:editing-duration>PT6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